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5.75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5.25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49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2.15cm" loext:decorative="false"/>
      <style:paragraph-properties style:writing-mode="lr-tb"/>
    </style:style>
    <style:style style:name="gr8" style:family="graphic" style:parent-style-name="standard">
      <style:graphic-properties draw:fill-color="#b4c7dc" draw:textarea-horizontal-align="justify" draw:textarea-vertical-align="middle" draw:auto-grow-height="false" fo:min-height="0.75cm" fo:min-width="2.25cm" loext:decorative="false"/>
      <style:paragraph-properties style:writing-mode="lr-tb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5cm" fo:min-width="3.248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5.499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3.599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5.99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6.049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2.75cm" loext:decorative="false"/>
      <style:paragraph-properties style:writing-mode="lr-tb"/>
    </style:style>
    <style:style style:name="gr15" style:family="graphic" style:parent-style-name="standard">
      <style:graphic-properties draw:fill-color="#ffffd7" draw:textarea-horizontal-align="justify" draw:textarea-vertical-align="middle" draw:auto-grow-height="false" fo:min-height="0.75cm" fo:min-width="6.25cm" loext:decorative="false"/>
      <style:paragraph-properties style:writing-mode="lr-tb"/>
    </style:style>
    <style:style style:name="gr16" style:family="graphic" style:parent-style-name="standard">
      <style:graphic-properties draw:fill-color="#ffffd7" draw:textarea-horizontal-align="justify" draw:textarea-vertical-align="middle" draw:auto-grow-height="false" fo:min-height="0.75cm" fo:min-width="5.75cm" loext:decorative="false"/>
      <style:paragraph-properties style:writing-mode="lr-tb"/>
    </style:style>
    <style:style style:name="gr17" style:family="graphic" style:parent-style-name="standard">
      <style:graphic-properties draw:fill-color="#ffffd7" draw:textarea-horizontal-align="justify" draw:textarea-vertical-align="middle" draw:auto-grow-height="false" fo:min-height="0.75cm" fo:min-width="5.25cm" loext:decorative="false"/>
      <style:paragraph-properties style:writing-mode="lr-tb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2.048cm" fo:min-width="1.749cm" loext:decorative="false"/>
      <style:paragraph-properties style:writing-mode="lr-tb"/>
    </style:style>
    <style:style style:name="gr19" style:family="graphic" style:parent-style-name="standard">
      <style:graphic-properties draw:fill-color="#ffffd7" draw:textarea-horizontal-align="justify" draw:textarea-vertical-align="middle" draw:auto-grow-height="false" fo:min-height="1.096cm" fo:min-width="3.24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d7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2.75cm" svg:height="1cm" svg:x="1.25cm" svg:y="1.25cm">
          <text:p text:style-name="P1">Főold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3.75cm" svg:height="1cm" svg:x="4.25cm" svg:y="1.25cm">
          <text:p text:style-name="P1">Árfolyamo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6.25cm" svg:height="1cm" svg:x="8.25cm" svg:y="1.25cm">
          <text:p text:style-name="P1">Valutaváltó fiókjai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5.75cm" svg:height="1cm" svg:x="14.75cm" svg:y="1.25cm">
          <text:p text:style-name="P1">Pénzváltási tippe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2.249cm" svg:height="1cm" svg:x="20.751cm" svg:y="1.251cm">
          <text:p text:style-name="P1">Híre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2.6cm" svg:height="1cm" svg:x="23.15cm" svg:y="1.25cm">
          <text:p text:style-name="P1">Ról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2.65cm" svg:height="1cm" svg:x="25.85cm" svg:y="1.251cm">
          <text:p text:style-name="P1">Karr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2.75cm" svg:height="1cm" svg:x="1.251cm" svg:y="2.451cm">
          <text:p text:style-name="P1"><text:span text:style-name="T1">Valutaváltó kalkulá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748cm" svg:height="1cm" svg:x="4.252cm" svg:y="2.452cm">
          <text:p text:style-name="P1"><text:span text:style-name="T1">Napi árfolyamo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748cm" svg:height="1cm" svg:x="4.253cm" svg:y="3.653cm">
          <text:p text:style-name="P1"><text:span text:style-name="T1">Egyedi árfoly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5.999cm" svg:height="1cm" svg:x="1.251cm" svg:y="18.751cm">
          <text:p text:style-name="P3"><text:span text:style-name="T2">Adatvédelmi tájékoztató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draw:layer="layout" svg:width="4.099cm" svg:height="1cm" svg:x="7.451cm" svg:y="18.752cm">
          <text:p text:style-name="P4">Üzletszabályz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6.499cm" svg:height="1cm" svg:x="11.751cm" svg:y="18.753cm">
          <text:p text:style-name="P3"><text:span text:style-name="T2">Panaszkezelési szabályz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4" draw:layer="layout" svg:width="6.549cm" svg:height="1cm" svg:x="18.451cm" svg:y="18.754cm">
          <text:p text:style-name="P4">Panaszkezelési szabályza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4" draw:layer="layout" svg:width="3.25cm" svg:height="1cm" svg:x="25.25cm" svg:y="18.755cm">
          <text:p text:style-name="P4">Impresszu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5" draw:layer="layout" svg:width="6.75cm" svg:height="1cm" svg:x="1.25cm" svg:y="8.901cm">
          <text:p text:style-name="P1">Valuta adatbáz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5" draw:layer="layout" svg:width="6.25cm" svg:height="1cm" svg:x="8.25cm" svg:y="8.951cm">
          <text:p text:style-name="P1">Fiókok adatbáz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5" draw:layer="layout" svg:width="5.75cm" svg:height="1cm" svg:x="14.751cm" svg:y="8.951cm">
          <text:p text:style-name="P1">Tippek adatbáz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5" draw:layer="layout" svg:width="2.249cm" svg:height="2.298cm" svg:x="20.751cm" svg:y="8.952cm">
          <text:p text:style-name="P1">Hírek adatbáz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draw:layer="layout" svg:width="3.748cm" svg:height="1.346cm" svg:x="4.254cm" svg:y="10.154cm">
          <text:p text:style-name="P1"><text:span text:style-name="T1">Felhasználói adatbázi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3T17:53:22.311000000</meta:creation-date>
    <dc:date>2024-10-23T18:23:44.288000000</dc:date>
    <meta:editing-duration>PT8M40S</meta:editing-duration>
    <meta:editing-cycles>1</meta:editing-cycles>
    <meta:document-statistic meta:object-count="20"/>
    <meta:generator>LibreOffice/24.8.2.1$Windows_X86_64 LibreOffice_project/0f794b6e29741098670a3b95d60478a65d05ef13</meta:generator>
  </office:meta>
</office:document-meta>
</file>